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Лист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Город</text:p>
          </table:table-cell>
          <table:table-cell office:value-type="string">
            <text:p>Население</text:p>
          </table:table-cell>
          <table:table-cell office:value-type="string">
            <text:p>Аккаунтов</text:p>
          </table:table-cell>
          <table:table-cell office:value-type="string">
            <text:p>На 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attle</text:p>
          </table:table-cell>
          <table:table-cell office:value-type="float" office:value="569369">
            <text:p>569369</text:p>
          </table:table-cell>
          <table:table-cell office:value-type="float" office:value="13456">
            <text:p>13456</text:p>
          </table:table-cell>
          <table:table-cell table:style-name="ce1" office:value-type="float" office:value="23.6331">
            <text:p>23,633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stin</text:p>
          </table:table-cell>
          <table:table-cell office:value-type="float" office:value="678368">
            <text:p>678368</text:p>
          </table:table-cell>
          <table:table-cell office:value-type="float" office:value="9110">
            <text:p>9110</text:p>
          </table:table-cell>
          <table:table-cell table:style-name="ce1" office:value-type="float" office:value="13.4292">
            <text:p>13,429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ashington</text:p>
          </table:table-cell>
          <table:table-cell office:value-type="float" office:value="552433">
            <text:p>552433</text:p>
          </table:table-cell>
          <table:table-cell office:value-type="float" office:value="7114">
            <text:p>7114</text:p>
          </table:table-cell>
          <table:table-cell table:style-name="ce1" office:value-type="float" office:value="12.8775">
            <text:p>12,877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rtland</text:p>
          </table:table-cell>
          <table:table-cell office:value-type="float" office:value="540513">
            <text:p>540513</text:p>
          </table:table-cell>
          <table:table-cell office:value-type="float" office:value="6718">
            <text:p>6718</text:p>
          </table:table-cell>
          <table:table-cell table:style-name="ce1" office:value-type="float" office:value="12.4289">
            <text:p>12,428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nver</text:p>
          </table:table-cell>
          <table:table-cell office:value-type="float" office:value="555981">
            <text:p>555981</text:p>
          </table:table-cell>
          <table:table-cell office:value-type="float" office:value="4359">
            <text:p>4359</text:p>
          </table:table-cell>
          <table:table-cell table:style-name="ce1" office:value-type="float" office:value="7.84019">
            <text:p>7,840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msterdam</text:p>
          </table:table-cell>
          <table:table-cell office:value-type="float" office:value="745811">
            <text:p>745811</text:p>
          </table:table-cell>
          <table:table-cell office:value-type="float" office:value="4859">
            <text:p>4859</text:p>
          </table:table-cell>
          <table:table-cell table:style-name="ce1" office:value-type="float" office:value="6.51505">
            <text:p>6,515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ris</text:p>
          </table:table-cell>
          <table:table-cell office:value-type="float" office:value="2110694">
            <text:p>2110694</text:p>
          </table:table-cell>
          <table:table-cell office:value-type="float" office:value="13214">
            <text:p>13214</text:p>
          </table:table-cell>
          <table:table-cell table:style-name="ce1" office:value-type="float" office:value="6.2605">
            <text:p>6,2605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ockholm</text:p>
          </table:table-cell>
          <table:table-cell office:value-type="float" office:value="1253309">
            <text:p>1253309</text:p>
          </table:table-cell>
          <table:table-cell office:value-type="float" office:value="5796">
            <text:p>5796</text:p>
          </table:table-cell>
          <table:table-cell table:style-name="ce1" office:value-type="float" office:value="4.62455">
            <text:p>4,6245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elsinki</text:p>
          </table:table-cell>
          <table:table-cell office:value-type="float" office:value="558457">
            <text:p>558457</text:p>
          </table:table-cell>
          <table:table-cell office:value-type="float" office:value="2210">
            <text:p>2210</text:p>
          </table:table-cell>
          <table:table-cell table:style-name="ce1" office:value-type="float" office:value="3.95733">
            <text:p>3,957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dinburgh</text:p>
          </table:table-cell>
          <table:table-cell office:value-type="float" office:value="435794">
            <text:p>435794</text:p>
          </table:table-cell>
          <table:table-cell office:value-type="float" office:value="1710">
            <text:p>1710</text:p>
          </table:table-cell>
          <table:table-cell table:style-name="ce1" office:value-type="float" office:value="3.92387">
            <text:p>3,9238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yon</text:p>
          </table:table-cell>
          <table:table-cell office:value-type="float" office:value="463700">
            <text:p>463700</text:p>
          </table:table-cell>
          <table:table-cell office:value-type="float" office:value="1819">
            <text:p>1819</text:p>
          </table:table-cell>
          <table:table-cell table:style-name="ce1" office:value-type="float" office:value="3.92279">
            <text:p>3,9227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icago</text:p>
          </table:table-cell>
          <table:table-cell office:value-type="float" office:value="2841952">
            <text:p>2841952</text:p>
          </table:table-cell>
          <table:table-cell office:value-type="float" office:value="10936">
            <text:p>10936</text:p>
          </table:table-cell>
          <table:table-cell table:style-name="ce1" office:value-type="float" office:value="3.84805">
            <text:p>3,848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ondon</text:p>
          </table:table-cell>
          <table:table-cell office:value-type="float" office:value="7421228">
            <text:p>7421228</text:p>
          </table:table-cell>
          <table:table-cell office:value-type="float" office:value="28036">
            <text:p>28036</text:p>
          </table:table-cell>
          <table:table-cell table:style-name="ce1" office:value-type="float" office:value="3.77781">
            <text:p>3,7778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slo</text:p>
          </table:table-cell>
          <table:table-cell office:value-type="float" office:value="808690">
            <text:p>808690</text:p>
          </table:table-cell>
          <table:table-cell office:value-type="float" office:value="3055">
            <text:p>3055</text:p>
          </table:table-cell>
          <table:table-cell table:style-name="ce1" office:value-type="float" office:value="3.77771">
            <text:p>3,777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ashville</text:p>
          </table:table-cell>
          <table:table-cell office:value-type="float" office:value="530852">
            <text:p>530852</text:p>
          </table:table-cell>
          <table:table-cell office:value-type="float" office:value="1942">
            <text:p>1942</text:p>
          </table:table-cell>
          <table:table-cell table:style-name="ce1" office:value-type="float" office:value="3.65827">
            <text:p>3,6582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henzhen</text:p>
          </table:table-cell>
          <table:table-cell office:value-type="float" office:value="1002592">
            <text:p>1002592</text:p>
          </table:table-cell>
          <table:table-cell office:value-type="float" office:value="3644">
            <text:p>3644</text:p>
          </table:table-cell>
          <table:table-cell table:style-name="ce1" office:value-type="float" office:value="3.63457">
            <text:p>3,6345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ristol</text:p>
          </table:table-cell>
          <table:table-cell office:value-type="float" office:value="430714">
            <text:p>430714</text:p>
          </table:table-cell>
          <table:table-cell office:value-type="float" office:value="1517">
            <text:p>1517</text:p>
          </table:table-cell>
          <table:table-cell table:style-name="ce1" office:value-type="float" office:value="3.52205">
            <text:p>3,5220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erlin</text:p>
          </table:table-cell>
          <table:table-cell office:value-type="float" office:value="3398362">
            <text:p>3398362</text:p>
          </table:table-cell>
          <table:table-cell office:value-type="float" office:value="11403">
            <text:p>11403</text:p>
          </table:table-cell>
          <table:table-cell table:style-name="ce1" office:value-type="float" office:value="3.35544">
            <text:p>3,3554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ancouver</text:p>
          </table:table-cell>
          <table:table-cell office:value-type="float" office:value="1837970">
            <text:p>1837970</text:p>
          </table:table-cell>
          <table:table-cell office:value-type="float" office:value="6112">
            <text:p>6112</text:p>
          </table:table-cell>
          <table:table-cell table:style-name="ce1" office:value-type="float" office:value="3.3254">
            <text:p>3,3254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blin</text:p>
          </table:table-cell>
          <table:table-cell office:value-type="float" office:value="1024027">
            <text:p>1024027</text:p>
          </table:table-cell>
          <table:table-cell office:value-type="float" office:value="3404">
            <text:p>3404</text:p>
          </table:table-cell>
          <table:table-cell table:style-name="ce1" office:value-type="float" office:value="3.32413">
            <text:p>3,3241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angalore</text:p>
          </table:table-cell>
          <table:table-cell office:value-type="float" office:value="4931603">
            <text:p>4931603</text:p>
          </table:table-cell>
          <table:table-cell office:value-type="float" office:value="15952">
            <text:p>15952</text:p>
          </table:table-cell>
          <table:table-cell table:style-name="ce1" office:value-type="float" office:value="3.23464">
            <text:p>3,2346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arcelona</text:p>
          </table:table-cell>
          <table:table-cell office:value-type="float" office:value="1570378">
            <text:p>1570378</text:p>
          </table:table-cell>
          <table:table-cell office:value-type="float" office:value="4953">
            <text:p>4953</text:p>
          </table:table-cell>
          <table:table-cell table:style-name="ce1" office:value-type="float" office:value="3.15401">
            <text:p>3,1540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Ottawa</text:p>
          </table:table-cell>
          <table:table-cell office:value-type="float" office:value="874433">
            <text:p>874433</text:p>
          </table:table-cell>
          <table:table-cell office:value-type="float" office:value="2721">
            <text:p>2721</text:p>
          </table:table-cell>
          <table:table-cell table:style-name="ce1" office:value-type="float" office:value="3.11173">
            <text:p>3,1117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unich</text:p>
          </table:table-cell>
          <table:table-cell office:value-type="float" office:value="1246133">
            <text:p>1246133</text:p>
          </table:table-cell>
          <table:table-cell office:value-type="float" office:value="3754">
            <text:p>3754</text:p>
          </table:table-cell>
          <table:table-cell table:style-name="ce1" office:value-type="float" office:value="3.01251">
            <text:p>3,0125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altimore</text:p>
          </table:table-cell>
          <table:table-cell office:value-type="float" office:value="610892">
            <text:p>610892</text:p>
          </table:table-cell>
          <table:table-cell office:value-type="float" office:value="1796">
            <text:p>1796</text:p>
          </table:table-cell>
          <table:table-cell table:style-name="ce1" office:value-type="float" office:value="2.93996">
            <text:p>2,9399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allas</text:p>
          </table:table-cell>
          <table:table-cell office:value-type="float" office:value="1211704">
            <text:p>1211704</text:p>
          </table:table-cell>
          <table:table-cell office:value-type="float" office:value="3542">
            <text:p>3542</text:p>
          </table:table-cell>
          <table:table-cell table:style-name="ce1" office:value-type="float" office:value="2.92315">
            <text:p>2,9231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thens</text:p>
          </table:table-cell>
          <table:table-cell office:value-type="float" office:value="729139">
            <text:p>729139</text:p>
          </table:table-cell>
          <table:table-cell office:value-type="float" office:value="2129">
            <text:p>2129</text:p>
          </table:table-cell>
          <table:table-cell table:style-name="ce1" office:value-type="float" office:value="2.91988">
            <text:p>2,9198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openhagen</text:p>
          </table:table-cell>
          <table:table-cell office:value-type="float" office:value="1089958">
            <text:p>1089958</text:p>
          </table:table-cell>
          <table:table-cell office:value-type="float" office:value="2764">
            <text:p>2764</text:p>
          </table:table-cell>
          <table:table-cell table:style-name="ce1" office:value-type="float" office:value="2.53587">
            <text:p>2,5358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hiladelphia</text:p>
          </table:table-cell>
          <table:table-cell office:value-type="float" office:value="1453268">
            <text:p>1453268</text:p>
          </table:table-cell>
          <table:table-cell office:value-type="float" office:value="3610">
            <text:p>3610</text:p>
          </table:table-cell>
          <table:table-cell table:style-name="ce1" office:value-type="float" office:value="2.48405">
            <text:p>2,4840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arlotte</text:p>
          </table:table-cell>
          <table:table-cell office:value-type="float" office:value="598351">
            <text:p>598351</text:p>
          </table:table-cell>
          <table:table-cell office:value-type="float" office:value="1434">
            <text:p>1434</text:p>
          </table:table-cell>
          <table:table-cell table:style-name="ce1" office:value-type="float" office:value="2.39658">
            <text:p>2,3965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lumbus</text:p>
          </table:table-cell>
          <table:table-cell office:value-type="float" office:value="736836">
            <text:p>736836</text:p>
          </table:table-cell>
          <table:table-cell office:value-type="float" office:value="1701">
            <text:p>1701</text:p>
          </table:table-cell>
          <table:table-cell table:style-name="ce1" office:value-type="float" office:value="2.30851">
            <text:p>2,3085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leveland</text:p>
          </table:table-cell>
          <table:table-cell office:value-type="float" office:value="449514">
            <text:p>449514</text:p>
          </table:table-cell>
          <table:table-cell office:value-type="float" office:value="1025">
            <text:p>1025</text:p>
          </table:table-cell>
          <table:table-cell table:style-name="ce1" office:value-type="float" office:value="2.28024">
            <text:p>2,2802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une</text:p>
          </table:table-cell>
          <table:table-cell office:value-type="float" office:value="2935968">
            <text:p>2935968</text:p>
          </table:table-cell>
          <table:table-cell office:value-type="float" office:value="6363">
            <text:p>6363</text:p>
          </table:table-cell>
          <table:table-cell table:style-name="ce1" office:value-type="float" office:value="2.16725">
            <text:p>2,1672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ofia</text:p>
          </table:table-cell>
          <table:table-cell office:value-type="float" office:value="1062065">
            <text:p>1062065</text:p>
          </table:table-cell>
          <table:table-cell office:value-type="float" office:value="2279">
            <text:p>2279</text:p>
          </table:table-cell>
          <table:table-cell table:style-name="ce1" office:value-type="float" office:value="2.14581">
            <text:p>2,1458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oronto</text:p>
          </table:table-cell>
          <table:table-cell office:value-type="float" office:value="4612187">
            <text:p>4612187</text:p>
          </table:table-cell>
          <table:table-cell office:value-type="float" office:value="9699">
            <text:p>9699</text:p>
          </table:table-cell>
          <table:table-cell table:style-name="ce1" office:value-type="float" office:value="2.1029">
            <text:p>2,1029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amburg</text:p>
          </table:table-cell>
          <table:table-cell office:value-type="float" office:value="1733846">
            <text:p>1733846</text:p>
          </table:table-cell>
          <table:table-cell office:value-type="float" office:value="3645">
            <text:p>3645</text:p>
          </table:table-cell>
          <table:table-cell table:style-name="ce1" office:value-type="float" office:value="2.10226">
            <text:p>2,1022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Leeds</text:p>
          </table:table-cell>
          <table:table-cell office:value-type="float" office:value="455124">
            <text:p>455124</text:p>
          </table:table-cell>
          <table:table-cell office:value-type="float" office:value="923">
            <text:p>923</text:p>
          </table:table-cell>
          <table:table-cell table:style-name="ce1" office:value-type="float" office:value="2.02801">
            <text:p>2,0280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ewcastle</text:p>
          </table:table-cell>
          <table:table-cell office:value-type="float" office:value="497961">
            <text:p>497961</text:p>
          </table:table-cell>
          <table:table-cell office:value-type="float" office:value="949">
            <text:p>949</text:p>
          </table:table-cell>
          <table:table-cell table:style-name="ce1" office:value-type="float" office:value="1.90577">
            <text:p>1,9057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tuttgart</text:p>
          </table:table-cell>
          <table:table-cell office:value-type="float" office:value="591688">
            <text:p>591688</text:p>
          </table:table-cell>
          <table:table-cell office:value-type="float" office:value="1125">
            <text:p>1125</text:p>
          </table:table-cell>
          <table:table-cell table:style-name="ce1" office:value-type="float" office:value="1.90133">
            <text:p>1,9013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Dresden</text:p>
          </table:table-cell>
          <table:table-cell office:value-type="float" office:value="480801">
            <text:p>480801</text:p>
          </table:table-cell>
          <table:table-cell office:value-type="float" office:value="910">
            <text:p>910</text:p>
          </table:table-cell>
          <table:table-cell table:style-name="ce1" office:value-type="float" office:value="1.89267">
            <text:p>1,8926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Glasgow</text:p>
          </table:table-cell>
          <table:table-cell office:value-type="float" office:value="610271">
            <text:p>610271</text:p>
          </table:table-cell>
          <table:table-cell office:value-type="float" office:value="1134">
            <text:p>1134</text:p>
          </table:table-cell>
          <table:table-cell table:style-name="ce1" office:value-type="float" office:value="1.85819">
            <text:p>1,8581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Hangzhou</text:p>
          </table:table-cell>
          <table:table-cell office:value-type="float" office:value="1878129">
            <text:p>1878129</text:p>
          </table:table-cell>
          <table:table-cell office:value-type="float" office:value="3476">
            <text:p>3476</text:p>
          </table:table-cell>
          <table:table-cell table:style-name="ce1" office:value-type="float" office:value="1.85077">
            <text:p>1,8507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Quebec</text:p>
          </table:table-cell>
          <table:table-cell office:value-type="float" office:value="645623">
            <text:p>645623</text:p>
          </table:table-cell>
          <table:table-cell office:value-type="float" office:value="1152">
            <text:p>1152</text:p>
          </table:table-cell>
          <table:table-cell table:style-name="ce1" office:value-type="float" office:value="1.78432">
            <text:p>1,7843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elbourne</text:p>
          </table:table-cell>
          <table:table-cell office:value-type="float" office:value="3730212">
            <text:p>3730212</text:p>
          </table:table-cell>
          <table:table-cell office:value-type="float" office:value="6629">
            <text:p>6629</text:p>
          </table:table-cell>
          <table:table-cell table:style-name="ce1" office:value-type="float" office:value="1.77711">
            <text:p>1,7771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ndianapolis</text:p>
          </table:table-cell>
          <table:table-cell office:value-type="float" office:value="773283">
            <text:p>773283</text:p>
          </table:table-cell>
          <table:table-cell office:value-type="float" office:value="1357">
            <text:p>1357</text:p>
          </table:table-cell>
          <table:table-cell table:style-name="ce1" office:value-type="float" office:value="1.75485">
            <text:p>1,7548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acramento</text:p>
          </table:table-cell>
          <table:table-cell office:value-type="float" office:value="467898">
            <text:p>467898</text:p>
          </table:table-cell>
          <table:table-cell office:value-type="float" office:value="816">
            <text:p>816</text:p>
          </table:table-cell>
          <table:table-cell table:style-name="ce1" office:value-type="float" office:value="1.74396">
            <text:p>1,7439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adrid</text:p>
          </table:table-cell>
          <table:table-cell office:value-type="float" office:value="3102644">
            <text:p>3102644</text:p>
          </table:table-cell>
          <table:table-cell office:value-type="float" office:value="5386">
            <text:p>5386</text:p>
          </table:table-cell>
          <table:table-cell table:style-name="ce1" office:value-type="float" office:value="1.73593">
            <text:p>1,7359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insk</text:p>
          </table:table-cell>
          <table:table-cell office:value-type="float" office:value="1742123">
            <text:p>1742123</text:p>
          </table:table-cell>
          <table:table-cell office:value-type="float" office:value="3010">
            <text:p>3010</text:p>
          </table:table-cell>
          <table:table-cell table:style-name="ce1" office:value-type="float" office:value="1.72777">
            <text:p>1,7277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Brooklyn</text:p>
          </table:table-cell>
          <table:table-cell office:value-type="float" office:value="2300664">
            <text:p>2300664</text:p>
          </table:table-cell>
          <table:table-cell office:value-type="float" office:value="3974">
            <text:p>3974</text:p>
          </table:table-cell>
          <table:table-cell table:style-name="ce1" office:value-type="float" office:value="1.72732">
            <text:p>1,7273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ydney</text:p>
          </table:table-cell>
          <table:table-cell office:value-type="float" office:value="4394585">
            <text:p>4394585</text:p>
          </table:table-cell>
          <table:table-cell office:value-type="float" office:value="7242">
            <text:p>7242</text:p>
          </table:table-cell>
          <table:table-cell table:style-name="ce1" office:value-type="float" office:value="1.64793">
            <text:p>1,6479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Hyderabad</text:p>
          </table:table-cell>
          <table:table-cell office:value-type="float" office:value="3598199">
            <text:p>3598199</text:p>
          </table:table-cell>
          <table:table-cell office:value-type="float" office:value="5770">
            <text:p>5770</text:p>
          </table:table-cell>
          <table:table-cell table:style-name="ce1" office:value-type="float" office:value="1.60358">
            <text:p>1,6035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Hyderabad</text:p>
          </table:table-cell>
          <table:table-cell office:value-type="float" office:value="3598199">
            <text:p>3598199</text:p>
          </table:table-cell>
          <table:table-cell office:value-type="float" office:value="5770">
            <text:p>5770</text:p>
          </table:table-cell>
          <table:table-cell table:style-name="ce1" office:value-type="float" office:value="1.60358">
            <text:p>1,6035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Rotterdam</text:p>
          </table:table-cell>
          <table:table-cell office:value-type="float" office:value="603851">
            <text:p>603851</text:p>
          </table:table-cell>
          <table:table-cell office:value-type="float" office:value="964">
            <text:p>964</text:p>
          </table:table-cell>
          <table:table-cell table:style-name="ce1" office:value-type="float" office:value="1.59642">
            <text:p>1,5964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ingapore</text:p>
          </table:table-cell>
          <table:table-cell office:value-type="float" office:value="3547809">
            <text:p>3547809</text:p>
          </table:table-cell>
          <table:table-cell office:value-type="float" office:value="5656">
            <text:p>5656</text:p>
          </table:table-cell>
          <table:table-cell table:style-name="ce1" office:value-type="float" office:value="1.59422">
            <text:p>1,5942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rankfurt Am Main</text:p>
          </table:table-cell>
          <table:table-cell office:value-type="float" office:value="650000">
            <text:p>650000</text:p>
          </table:table-cell>
          <table:table-cell office:value-type="float" office:value="1025">
            <text:p>1025</text:p>
          </table:table-cell>
          <table:table-cell table:style-name="ce1" office:value-type="float" office:value="1.57692">
            <text:p>1,5769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Houston</text:p>
          </table:table-cell>
          <table:table-cell office:value-type="float" office:value="2027712">
            <text:p>2027712</text:p>
          </table:table-cell>
          <table:table-cell office:value-type="float" office:value="3119">
            <text:p>3119</text:p>
          </table:table-cell>
          <table:table-cell table:style-name="ce1" office:value-type="float" office:value="1.53818">
            <text:p>1,5381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Vilnius</text:p>
          </table:table-cell>
          <table:table-cell office:value-type="float" office:value="542381">
            <text:p>542381</text:p>
          </table:table-cell>
          <table:table-cell office:value-type="float" office:value="834">
            <text:p>834</text:p>
          </table:table-cell>
          <table:table-cell table:style-name="ce1" office:value-type="float" office:value="1.53766">
            <text:p>1,5376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Warsaw</text:p>
          </table:table-cell>
          <table:table-cell office:value-type="float" office:value="1651676">
            <text:p>1651676</text:p>
          </table:table-cell>
          <table:table-cell office:value-type="float" office:value="2523">
            <text:p>2523</text:p>
          </table:table-cell>
          <table:table-cell table:style-name="ce1" office:value-type="float" office:value="1.52753">
            <text:p>1,5275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Tucson</text:p>
          </table:table-cell>
          <table:table-cell office:value-type="float" office:value="518907">
            <text:p>518907</text:p>
          </table:table-cell>
          <table:table-cell office:value-type="float" office:value="774">
            <text:p>774</text:p>
          </table:table-cell>
          <table:table-cell table:style-name="ce1" office:value-type="float" office:value="1.49159">
            <text:p>1,4915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Leipzig</text:p>
          </table:table-cell>
          <table:table-cell office:value-type="float" office:value="492637">
            <text:p>492637</text:p>
          </table:table-cell>
          <table:table-cell office:value-type="float" office:value="734">
            <text:p>734</text:p>
          </table:table-cell>
          <table:table-cell table:style-name="ce1" office:value-type="float" office:value="1.48994">
            <text:p>1,4899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ilwaukee</text:p>
          </table:table-cell>
          <table:table-cell office:value-type="float" office:value="579180">
            <text:p>579180</text:p>
          </table:table-cell>
          <table:table-cell office:value-type="float" office:value="848">
            <text:p>848</text:p>
          </table:table-cell>
          <table:table-cell table:style-name="ce1" office:value-type="float" office:value="1.46413">
            <text:p>1,4641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ologne</text:p>
          </table:table-cell>
          <table:table-cell office:value-type="float" office:value="968823">
            <text:p>968823</text:p>
          </table:table-cell>
          <table:table-cell office:value-type="float" office:value="1409">
            <text:p>1409</text:p>
          </table:table-cell>
          <table:table-cell table:style-name="ce1" office:value-type="float" office:value="1.45434">
            <text:p>1,4543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algary</text:p>
          </table:table-cell>
          <table:table-cell office:value-type="float" office:value="968475">
            <text:p>968475</text:p>
          </table:table-cell>
          <table:table-cell office:value-type="float" office:value="1393">
            <text:p>1393</text:p>
          </table:table-cell>
          <table:table-cell table:style-name="ce1" office:value-type="float" office:value="1.43834">
            <text:p>1,4383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heffield</text:p>
          </table:table-cell>
          <table:table-cell office:value-type="float" office:value="447048">
            <text:p>447048</text:p>
          </table:table-cell>
          <table:table-cell office:value-type="float" office:value="642">
            <text:p>642</text:p>
          </table:table-cell>
          <table:table-cell table:style-name="ce1" office:value-type="float" office:value="1.43608">
            <text:p>1,4360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Montreal</text:p>
          </table:table-cell>
          <table:table-cell office:value-type="float" office:value="3268513">
            <text:p>3268513</text:p>
          </table:table-cell>
          <table:table-cell office:value-type="float" office:value="4639">
            <text:p>4639</text:p>
          </table:table-cell>
          <table:table-cell table:style-name="ce1" office:value-type="float" office:value="1.41929">
            <text:p>1,4192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Brisbane</text:p>
          </table:table-cell>
          <table:table-cell office:value-type="float" office:value="1843459">
            <text:p>1843459</text:p>
          </table:table-cell>
          <table:table-cell office:value-type="float" office:value="2481">
            <text:p>2481</text:p>
          </table:table-cell>
          <table:table-cell table:style-name="ce1" office:value-type="float" office:value="1.34583">
            <text:p>1,3458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Kiev</text:p>
          </table:table-cell>
          <table:table-cell office:value-type="float" office:value="2514227">
            <text:p>2514227</text:p>
          </table:table-cell>
          <table:table-cell office:value-type="float" office:value="3270">
            <text:p>3270</text:p>
          </table:table-cell>
          <table:table-cell table:style-name="ce1" office:value-type="float" office:value="1.30059">
            <text:p>1,3005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Zagreb</text:p>
          </table:table-cell>
          <table:table-cell office:value-type="float" office:value="698967">
            <text:p>698967</text:p>
          </table:table-cell>
          <table:table-cell office:value-type="float" office:value="902">
            <text:p>902</text:p>
          </table:table-cell>
          <table:table-cell table:style-name="ce1" office:value-type="float" office:value="1.29047">
            <text:p>1,2904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aipei</text:p>
          </table:table-cell>
          <table:table-cell office:value-type="float" office:value="2514794">
            <text:p>2514794</text:p>
          </table:table-cell>
          <table:table-cell office:value-type="float" office:value="3240">
            <text:p>3240</text:p>
          </table:table-cell>
          <table:table-cell table:style-name="ce1" office:value-type="float" office:value="1.28837">
            <text:p>1,2883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Budapest</text:p>
          </table:table-cell>
          <table:table-cell office:value-type="float" office:value="1708088">
            <text:p>1708088</text:p>
          </table:table-cell>
          <table:table-cell office:value-type="float" office:value="2184">
            <text:p>2184</text:p>
          </table:table-cell>
          <table:table-cell table:style-name="ce1" office:value-type="float" office:value="1.27862">
            <text:p>1,2786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olombo</text:p>
          </table:table-cell>
          <table:table-cell office:value-type="float" office:value="648119">
            <text:p>648119</text:p>
          </table:table-cell>
          <table:table-cell office:value-type="float" office:value="828">
            <text:p>828</text:p>
          </table:table-cell>
          <table:table-cell table:style-name="ce1" office:value-type="float" office:value="1.27754">
            <text:p>1,2775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Birmingham</text:p>
          </table:table-cell>
          <table:table-cell office:value-type="float" office:value="984336">
            <text:p>984336</text:p>
          </table:table-cell>
          <table:table-cell office:value-type="float" office:value="1243">
            <text:p>1243</text:p>
          </table:table-cell>
          <table:table-cell table:style-name="ce1" office:value-type="float" office:value="1.26278">
            <text:p>1,2627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lbuquerque</text:p>
          </table:table-cell>
          <table:table-cell office:value-type="float" office:value="487378">
            <text:p>487378</text:p>
          </table:table-cell>
          <table:table-cell office:value-type="float" office:value="606">
            <text:p>606</text:p>
          </table:table-cell>
          <table:table-cell table:style-name="ce1" office:value-type="float" office:value="1.24338">
            <text:p>1,2433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luj</text:p>
          </table:table-cell>
          <table:table-cell office:value-type="float" office:value="692149">
            <text:p>692149</text:p>
          </table:table-cell>
          <table:table-cell office:value-type="float" office:value="855">
            <text:p>855</text:p>
          </table:table-cell>
          <table:table-cell table:style-name="ce1" office:value-type="float" office:value="1.23528">
            <text:p>1,235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Kathmandu</text:p>
          </table:table-cell>
          <table:table-cell office:value-type="float" office:value="790612">
            <text:p>790612</text:p>
          </table:table-cell>
          <table:table-cell office:value-type="float" office:value="965">
            <text:p>965</text:p>
          </table:table-cell>
          <table:table-cell table:style-name="ce1" office:value-type="float" office:value="1.22057">
            <text:p>1,2205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hoenix</text:p>
          </table:table-cell>
          <table:table-cell office:value-type="float" office:value="1428509">
            <text:p>1428509</text:p>
          </table:table-cell>
          <table:table-cell office:value-type="float" office:value="1726">
            <text:p>1726</text:p>
          </table:table-cell>
          <table:table-cell table:style-name="ce1" office:value-type="float" office:value="1.20825">
            <text:p>1,2082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Belfast</text:p>
          </table:table-cell>
          <table:table-cell office:value-type="float" office:value="585994">
            <text:p>585994</text:p>
          </table:table-cell>
          <table:table-cell office:value-type="float" office:value="700">
            <text:p>700</text:p>
          </table:table-cell>
          <table:table-cell table:style-name="ce1" office:value-type="float" office:value="1.19455">
            <text:p>1,1945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Brussels</text:p>
          </table:table-cell>
          <table:table-cell office:value-type="float" office:value="1019022">
            <text:p>1019022</text:p>
          </table:table-cell>
          <table:table-cell office:value-type="float" office:value="1215">
            <text:p>1215</text:p>
          </table:table-cell>
          <table:table-cell table:style-name="ce1" office:value-type="float" office:value="1.19231">
            <text:p>1,1923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Edmonton</text:p>
          </table:table-cell>
          <table:table-cell office:value-type="float" office:value="822319">
            <text:p>822319</text:p>
          </table:table-cell>
          <table:table-cell office:value-type="float" office:value="977">
            <text:p>977</text:p>
          </table:table-cell>
          <table:table-cell table:style-name="ce1" office:value-type="float" office:value="1.1881">
            <text:p>1,1881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Islamabad</text:p>
          </table:table-cell>
          <table:table-cell office:value-type="float" office:value="601600">
            <text:p>601600</text:p>
          </table:table-cell>
          <table:table-cell office:value-type="float" office:value="705">
            <text:p>705</text:p>
          </table:table-cell>
          <table:table-cell table:style-name="ce1" office:value-type="float" office:value="1.17187">
            <text:p>1,1718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Detroit</text:p>
          </table:table-cell>
          <table:table-cell office:value-type="float" office:value="884941">
            <text:p>884941</text:p>
          </table:table-cell>
          <table:table-cell office:value-type="float" office:value="1016">
            <text:p>1016</text:p>
          </table:table-cell>
          <table:table-cell table:style-name="ce1" office:value-type="float" office:value="1.14809">
            <text:p>1,1480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Yogyakarta</text:p>
          </table:table-cell>
          <table:table-cell office:value-type="float" office:value="636711">
            <text:p>636711</text:p>
          </table:table-cell>
          <table:table-cell office:value-type="float" office:value="723">
            <text:p>723</text:p>
          </table:table-cell>
          <table:table-cell table:style-name="ce1" office:value-type="float" office:value="1.13552">
            <text:p>1,1355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ilan</text:p>
          </table:table-cell>
          <table:table-cell office:value-type="float" office:value="1156903">
            <text:p>1156903</text:p>
          </table:table-cell>
          <table:table-cell office:value-type="float" office:value="1234">
            <text:p>1234</text:p>
          </table:table-cell>
          <table:table-cell table:style-name="ce1" office:value-type="float" office:value="1.06664">
            <text:p>1,0666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Antwerp</text:p>
          </table:table-cell>
          <table:table-cell office:value-type="float" office:value="459805">
            <text:p>459805</text:p>
          </table:table-cell>
          <table:table-cell office:value-type="float" office:value="485">
            <text:p>485</text:p>
          </table:table-cell>
          <table:table-cell table:style-name="ce1" office:value-type="float" office:value="1.05479">
            <text:p>1,0547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Bandung</text:p>
          </table:table-cell>
          <table:table-cell office:value-type="float" office:value="1699822">
            <text:p>1699822</text:p>
          </table:table-cell>
          <table:table-cell office:value-type="float" office:value="1761">
            <text:p>1761</text:p>
          </table:table-cell>
          <table:table-cell table:style-name="ce1" office:value-type="float" office:value="1.03599">
            <text:p>1,0359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Bremen</text:p>
          </table:table-cell>
          <table:table-cell office:value-type="float" office:value="546429">
            <text:p>546429</text:p>
          </table:table-cell>
          <table:table-cell office:value-type="float" office:value="562">
            <text:p>562</text:p>
          </table:table-cell>
          <table:table-cell table:style-name="ce1" office:value-type="float" office:value="1.02849">
            <text:p>1,0284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Liverpool</text:p>
          </table:table-cell>
          <table:table-cell office:value-type="float" office:value="468946">
            <text:p>468946</text:p>
          </table:table-cell>
          <table:table-cell office:value-type="float" office:value="468">
            <text:p>468</text:p>
          </table:table-cell>
          <table:table-cell table:style-name="ce1" office:value-type="float" office:value="0.99798">
            <text:p>0,9979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ampinas</text:p>
          </table:table-cell>
          <table:table-cell office:value-type="float" office:value="1031573">
            <text:p>1031573</text:p>
          </table:table-cell>
          <table:table-cell office:value-type="float" office:value="1028">
            <text:p>1028</text:p>
          </table:table-cell>
          <table:table-cell table:style-name="ce1" office:value-type="float" office:value="0.99653">
            <text:p>0,9965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Riga</text:p>
          </table:table-cell>
          <table:table-cell office:value-type="float" office:value="742570">
            <text:p>742570</text:p>
          </table:table-cell>
          <table:table-cell office:value-type="float" office:value="735">
            <text:p>735</text:p>
          </table:table-cell>
          <table:table-cell table:style-name="ce1" office:value-type="float" office:value="0.9898">
            <text:p>0,9898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Moscow</text:p>
          </table:table-cell>
          <table:table-cell office:value-type="float" office:value="10381288">
            <text:p>10381288</text:p>
          </table:table-cell>
          <table:table-cell office:value-type="float" office:value="10179">
            <text:p>10179</text:p>
          </table:table-cell>
          <table:table-cell table:style-name="ce1" office:value-type="float" office:value="0.98051">
            <text:p>0,9805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Belgrade</text:p>
          </table:table-cell>
          <table:table-cell office:value-type="float" office:value="1115200">
            <text:p>1115200</text:p>
          </table:table-cell>
          <table:table-cell office:value-type="float" office:value="1051">
            <text:p>1051</text:p>
          </table:table-cell>
          <table:table-cell table:style-name="ce1" office:value-type="float" office:value="0.94243">
            <text:p>0,9424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Dubai</text:p>
          </table:table-cell>
          <table:table-cell office:value-type="float" office:value="1137376">
            <text:p>1137376</text:p>
          </table:table-cell>
          <table:table-cell office:value-type="float" office:value="1057">
            <text:p>1057</text:p>
          </table:table-cell>
          <table:table-cell table:style-name="ce1" office:value-type="float" office:value="0.92933">
            <text:p>0,9293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Xiamen</text:p>
          </table:table-cell>
          <table:table-cell office:value-type="float" office:value="578337">
            <text:p>578337</text:p>
          </table:table-cell>
          <table:table-cell office:value-type="float" office:value="510">
            <text:p>510</text:p>
          </table:table-cell>
          <table:table-cell table:style-name="ce1" office:value-type="float" office:value="0.88183">
            <text:p>0,8818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erth</text:p>
          </table:table-cell>
          <table:table-cell office:value-type="float" office:value="1446715">
            <text:p>1446715</text:p>
          </table:table-cell>
          <table:table-cell office:value-type="float" office:value="1271">
            <text:p>1271</text:p>
          </table:table-cell>
          <table:table-cell table:style-name="ce1" office:value-type="float" office:value="0.87854">
            <text:p>0,8785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handigarh</text:p>
          </table:table-cell>
          <table:table-cell office:value-type="float" office:value="914374">
            <text:p>914374</text:p>
          </table:table-cell>
          <table:table-cell office:value-type="float" office:value="796">
            <text:p>796</text:p>
          </table:table-cell>
          <table:table-cell table:style-name="ce1" office:value-type="float" office:value="0.87054">
            <text:p>0,8705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Winnipeg</text:p>
          </table:table-cell>
          <table:table-cell office:value-type="float" office:value="632069">
            <text:p>632069</text:p>
          </table:table-cell>
          <table:table-cell office:value-type="float" office:value="537">
            <text:p>537</text:p>
          </table:table-cell>
          <table:table-cell table:style-name="ce1" office:value-type="float" office:value="0.84959">
            <text:p>0,8495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Guangzhou</text:p>
          </table:table-cell>
          <table:table-cell office:value-type="float" office:value="3152825">
            <text:p>3152825</text:p>
          </table:table-cell>
          <table:table-cell office:value-type="float" office:value="2603">
            <text:p>2603</text:p>
          </table:table-cell>
          <table:table-cell table:style-name="ce1" office:value-type="float" office:value="0.8256">
            <text:p>0,8256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Guatemala</text:p>
          </table:table-cell>
          <table:table-cell office:value-type="float" office:value="973208">
            <text:p>973208</text:p>
          </table:table-cell>
          <table:table-cell office:value-type="float" office:value="767">
            <text:p>767</text:p>
          </table:table-cell>
          <table:table-cell table:style-name="ce1" office:value-type="float" office:value="0.78811">
            <text:p>0,7881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sa</text:p>
          </table:table-cell>
          <table:table-cell office:value-type="float" office:value="449878">
            <text:p>449878</text:p>
          </table:table-cell>
          <table:table-cell office:value-type="float" office:value="354">
            <text:p>354</text:p>
          </table:table-cell>
          <table:table-cell table:style-name="ce1" office:value-type="float" office:value="0.78687">
            <text:p>0,78687</text:p>
          </table:table-cell>
        </table:table-row>
        <table:table-row table:style-name="ro2" table:number-rows-repeated="579">
          <table:table-cell table:number-columns-repeated="4"/>
          <table:table-cell table:style-name="ce1"/>
        </table:table-row>
        <table:table-row table:style-name="ro2" table:number-rows-repeated="149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5">
          <table:table-cell table:number-columns-repeated="4"/>
          <table:table-cell table:style-name="ce1"/>
        </table:table-row>
        <table:table-row table:style-name="ro2" table:number-rows-repeated="3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1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5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0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5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5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5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5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9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2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1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 table:number-rows-repeated="3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 table:number-rows-repeated="4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 table:number-rows-repeated="3">
          <table:table-cell table:number-columns-repeated="5"/>
        </table:table-row>
        <table:table-row table:style-name="ro2" table:number-rows-repeated="1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0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 table:number-rows-repeated="7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5">
          <table:table-cell table:number-columns-repeated="4"/>
          <table:table-cell table:style-name="ce1"/>
        </table:table-row>
        <table:table-row table:style-name="ro2" table:number-rows-repeated="3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1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5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0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5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5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5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5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9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2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1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 table:number-rows-repeated="3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8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 table:number-rows-repeated="4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 table:number-rows-repeated="3">
          <table:table-cell table:number-columns-repeated="5"/>
        </table:table-row>
        <table:table-row table:style-name="ro2" table:number-rows-repeated="1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0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6"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17">
          <table:table-cell table:number-columns-repeated="4"/>
          <table:table-cell table:style-name="ce1"/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1"/>
        </table:table-row>
        <table:table-row table:style-name="ro2" table:number-rows-repeated="1046111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Лист1.B1:Лист1.E782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5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.00.0000</text:date>, <text:time style:data-style-name="N2" text:time-value="0000-00-00T21:35:1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21:15:50</meta:creation-date>
    <dc:date>2015-09-18T22:47:41</dc:date>
    <meta:editing-duration>PT1H11M32S</meta:editing-duration>
    <meta:editing-cycles>5</meta:editing-cycles>
    <meta:generator>LibreOffice/3.6$Linux_X86_64 LibreOffice_project/360m1$Build-1</meta:generator>
    <meta:document-statistic meta:table-count="1" meta:cell-count="499" meta:object-count="0"/>
  </office:meta>
</office:document-meta>
</file>